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22.00pt" fo:font-weight="normal" fo:font-family="'Liberation Mono'" style:font-family-asian="'Liberation Mono'" style:font-family-complex="'Liberation Mono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4.15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bottom="14.15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bottom="14.15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bottom="14.15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bottom="14.15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bottom="14.15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bottom="14.15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bottom="14.15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bottom="14.15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bottom="14.15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bottom="14.15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bottom="14.15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bottom="14.15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bottom="14.15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bottom="14.15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bottom="14.15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bottom="14.15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bottom="14.15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bottom="14.15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bottom="14.15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bottom="14.15p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bottom="14.15p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bottom="14.15pt"/>
    </style:style>
    <style:style style:name="P49" style:family="paragraph">
      <style:paragraph-properties fo:line-height="100.00%" fo:text-align="left"/>
    </style:style>
  </office:automatic-styles>
  <office:body>
    <office:text>
      <text:p text:style-name="P1"><text:span text:style-name="T1">%pylab inline</text:span></text:p>
      <text:p text:style-name="P1"><text:span text:style-name="T2"/></text:p>
      <text:p text:style-name="P1"><text:span text:style-name="T3">import warnings</text:span></text:p>
      <text:p text:style-name="P1"><text:span text:style-name="T3">warnings.filterwarnings('ignore')</text:span></text:p>
      <text:p text:style-name="P1"><text:span text:style-name="T4"/></text:p>
      <text:p text:style-name="P1"><text:span text:style-name="T5">import pandas as pd</text:span></text:p>
      <text:p text:style-name="P1"><text:span text:style-name="T6"/></text:p>
      <text:p text:style-name="P1"><text:span text:style-name="T7">import seaborn as sns</text:span></text:p>
      <text:p text:style-name="P1"><text:span text:style-name="T7">sns.set()</text:span></text:p>
      <text:p text:style-name="P1"><text:span text:style-name="T8"/></text:p>
      <text:p text:style-name="P1"><text:span text:style-name="T8"/></text:p>
      <text:p text:style-name="P1"><text:span text:style-name="T9">from statsmodels.tsa.stattools import adfuller</text:span></text:p>
      <text:p text:style-name="P1"><text:span text:style-name="T10"/></text:p>
      <text:p text:style-name="P1"><text:span text:style-name="T10"/></text:p>
      <text:p text:style-name="P1"><text:span text:style-name="T11">from statsmodels.tsa.stattools import acf, pacf</text:span></text:p>
      <text:p text:style-name="P1"><text:span text:style-name="T11">from copy import deepcopy</text:span></text:p>
      <text:p text:style-name="P1"><text:span text:style-name="T12"/></text:p>
      <text:p text:style-name="P1"><text:span text:style-name="T12"/></text:p>
      <text:p text:style-name="P1"><text:span text:style-name="T13">from datetime import datetime</text:span></text:p>
      <text:p text:style-name="P1"><text:span text:style-name="T14"/></text:p>
      <text:p text:style-name="P1"><text:span text:style-name="T15">from plotly.offline import download_plotlyjs, init_notebook_mode, plot, iplot</text:span></text:p>
      <text:p text:style-name="P1"><text:span text:style-name="T15">import plotly.graph_objs as go</text:span></text:p>
      <text:p text:style-name="P2"><text:span text:style-name="T15">init_notebook_mode(connected=True)</text:span></text:p>
      <text:p text:style-name="P3"><text:span text:style-name="T16"/></text:p>
      <text:p text:style-name="P3"><text:span text:style-name="T17">"""Plots a simple serie in PLOTLY."""</text:span></text:p>
      <text:p text:style-name="P3"><text:span text:style-name="T17">def jsplot(dates , values , mode = 'lines+markers'):</text:span></text:p>
      <text:p text:style-name="P3"><text:span text:style-name="T18"/></text:p>
      <text:p text:style-name="P3"><text:span text:style-name="T19"><text:s text:c="4"/>data = [go.Scatter(</text:span></text:p>
      <text:p text:style-name="P3"><text:span text:style-name="T19"><text:s text:c="14"/>x=dates,</text:span></text:p>
      <text:p text:style-name="P3"><text:span text:style-name="T19"><text:s text:c="14"/>y=values,</text:span></text:p>
      <text:p text:style-name="P3"><text:span text:style-name="T19"><text:s text:c="14"/>mode = mode)]</text:span></text:p>
      <text:p text:style-name="P3"><text:span text:style-name="T20"/></text:p>
      <text:p text:style-name="P3"><text:span text:style-name="T21"><text:s text:c="4"/>iplot(data)</text:span></text:p>
      <text:p text:style-name="P3"><text:span text:style-name="T21"><text:s text:c="4"/></text:span></text:p>
      <text:p text:style-name="P3"><text:span text:style-name="T21"><text:s text:c="4"/></text:span></text:p>
      <text:p text:style-name="P3"><text:span text:style-name="T21">"""Plot multiple series in PLOTLY:"""</text:span></text:p>
      <text:p text:style-name="P3"><text:span text:style-name="T21">def jsplot_multiple(dates , values , mode = 'lines+markers'):</text:span></text:p>
      <text:p text:style-name="P3"><text:span text:style-name="T22"/></text:p>
      <text:p text:style-name="P3"><text:span text:style-name="T23"><text:s text:c="4"/>data = []</text:span></text:p>
      <text:p text:style-name="P3"><text:span text:style-name="T23"><text:s text:c="4"/>for col in values.columns:</text:span></text:p>
      <text:p text:style-name="P3"><text:span text:style-name="T23"><text:s text:c="8"/>splot = go.Scatter(</text:span></text:p>
      <text:p text:style-name="P3"><text:span text:style-name="T23"><text:s text:c="24"/>x=dates,</text:span></text:p>
      <text:p text:style-name="P3"><text:span text:style-name="T23"><text:s text:c="24"/>y=values[col],</text:span></text:p>
      <text:p text:style-name="P3"><text:span text:style-name="T23"><text:s text:c="24"/>mode = mode,</text:span></text:p>
      <text:p text:style-name="P3"><text:span text:style-name="T23"><text:s text:c="24"/>name = str(col) )</text:span></text:p>
      <text:p text:style-name="P3"><text:span text:style-name="T23"><text:s text:c="8"/>data.append(splot)</text:span></text:p>
      <text:p text:style-name="P3"><text:span text:style-name="T24"/></text:p>
      <text:p text:style-name="P3"><text:span text:style-name="T25"><text:s text:c="4"/>iplot(data)</text:span></text:p>
      <text:p text:style-name="P3"><text:span text:style-name="T25"><text:s text:c="4"/></text:span></text:p>
      <text:p text:style-name="P3"><text:span text:style-name="T25"><text:s text:c="4"/></text:span></text:p>
      <text:p text:style-name="P3"><text:span text:style-name="T25">"""Function that test the stationarity of a Time series by</text:span></text:p>
      <text:p text:style-name="P3"><text:span text:style-name="T25">computing and plotting rolling statistics, and then by performing</text:span></text:p>
      <text:p text:style-name="P3"><text:span text:style-name="T25">An augmented Dickey Fuller test.""" </text:span></text:p>
      <text:p text:style-name="P3"><text:span text:style-name="T26"/></text:p>
      <text:p text:style-name="P3"><text:span text:style-name="T27">def test_stationarity(timeseries , window = 50):</text:span></text:p>
      <text:p text:style-name="P3"><text:span text:style-name="T27"><text:s text:c="4"/>#Determing rolling statistics</text:span></text:p>
      <text:p text:style-name="P3"><text:span text:style-name="T27"><text:s text:c="4"/>rolmean = timeseries.rolling(window).mean()</text:span></text:p>
      <text:p text:style-name="P3"><text:span text:style-name="T27"><text:s text:c="4"/>rolstd = timeseries.rolling(window).std()</text:span></text:p>
      <text:p text:style-name="P3"><text:span text:style-name="T28"/></text:p>
      <text:p text:style-name="P3"><text:span text:style-name="T29"><text:s text:c="4"/>#Plot rolling statistics:</text:span></text:p>
      <text:p text:style-name="P3"><text:span text:style-name="T29"><text:s text:c="4"/>fig = plt.figure(figsize=(12, 8))</text:span></text:p>
      <text:p text:style-name="P3"><text:span text:style-name="T29"><text:s text:c="4"/>orig = plt.plot(timeseries,label='Original')</text:span></text:p>
      <text:p text:style-name="P3"><text:span text:style-name="T29"><text:s text:c="4"/>mean = plt.plot(rolmean, color='red' , label='Rolling Mean')</text:span></text:p>
      <text:p text:style-name="P3"><text:span text:style-name="T29"><text:s text:c="4"/>std = plt.plot(rolstd, label = 'Rolling Std')</text:span></text:p>
      <text:p text:style-name="P3"><text:span text:style-name="T29"><text:s text:c="4"/>plt.legend(loc='best')</text:span></text:p>
      <text:p text:style-name="P3"><text:span text:style-name="T29"><text:s text:c="4"/>plt.title('Rolling Mean &amp; Standard Deviation')</text:span></text:p>
      <text:p text:style-name="P3"><text:span text:style-name="T29"><text:s text:c="4"/>plt.show()</text:span></text:p>
      <text:p text:style-name="P3"><text:span text:style-name="T29"><text:s text:c="4"/></text:span></text:p>
      <text:p text:style-name="P3"><text:span text:style-name="T29"><text:s text:c="4"/>#Perform Dickey-Fuller test:</text:span></text:p>
      <text:p text:style-name="P3"><text:span text:style-name="T29"><text:s text:c="4"/>print('Results of Dickey-Fuller Test:')</text:span></text:p>
      <text:p text:style-name="P3"><text:span text:style-name="T29"><text:s text:c="4"/>try:</text:span></text:p>
      <text:p text:style-name="P3"><text:span text:style-name="T29"><text:s text:c="8"/>dftest = adfuller(timeseries.dropna(), autolag='AIC')</text:span></text:p>
      <text:p text:style-name="P3"><text:span text:style-name="T29"><text:s text:c="8"/>dfoutput = pd.Series(dftest[0:4], index=['Test Statistic','p-value','#Lags Used','Number of Observations Used'])</text:span></text:p>
      <text:p text:style-name="P3"><text:span text:style-name="T29"><text:s text:c="8"/>for key,value in dftest[4].items():</text:span></text:p>
      <text:p text:style-name="P3"><text:span text:style-name="T29"><text:s text:c="12"/>dfoutput['Critical Value (%s)'%key] = value</text:span></text:p>
      <text:p text:style-name="P3"><text:span text:style-name="T29"><text:s text:c="8"/>print(dfoutput) </text:span></text:p>
      <text:p text:style-name="P3"><text:span text:style-name="T29"><text:s text:c="4"/>except:</text:span></text:p>
      <text:p text:style-name="P3"><text:span text:style-name="T29"><text:s text:c="8"/>print('test failed')</text:span></text:p>
      <text:p text:style-name="P3"><text:span text:style-name="T29"><text:s text:c="8"/></text:span></text:p>
      <text:p text:style-name="P3"><text:span text:style-name="T30"/></text:p>
      <text:p text:style-name="P3"><text:span text:style-name="T31"><text:s text:c="8"/></text:span></text:p>
      <text:p text:style-name="P3"><text:span text:style-name="T31">"""Performs Acp - Pacp Analysis on a time serie."""</text:span></text:p>
      <text:p text:style-name="P3"><text:span text:style-name="T31">def acp_pacp(timeseries , nlags = 30):</text:span></text:p>
      <text:p text:style-name="P3"><text:span text:style-name="T31"><text:s text:c="4"/>lag_acf = acf(timeseries, nlags=nlags)</text:span></text:p>
      <text:p text:style-name="P3"><text:span text:style-name="T31"><text:s text:c="4"/>lag_pacf = pacf(timeseries, nlags=nlags, method='ols')</text:span></text:p>
      <text:p text:style-name="P3"><text:span text:style-name="T31"><text:s text:c="4"/></text:span></text:p>
      <text:p text:style-name="P3"><text:span text:style-name="T31"><text:s text:c="4"/>print('lag_acf')</text:span></text:p>
      <text:p text:style-name="P3"><text:span text:style-name="T31"><text:s text:c="4"/>fig = plt.figure(figsize=(7 , 6))</text:span></text:p>
      <text:p text:style-name="P3"><text:span text:style-name="T32"/></text:p>
      <text:p text:style-name="P3"><text:span text:style-name="T33"><text:s text:c="4"/>sns.barplot( np.arange(len(lag_acf)) , lag_acf , palette = 'GnBu_d')</text:span></text:p>
      <text:p text:style-name="P3"><text:span text:style-name="T33"><text:s text:c="4"/></text:span></text:p>
      <text:p text:style-name="P3"><text:span text:style-name="T33"><text:s text:c="4"/></text:span></text:p>
      <text:p text:style-name="P3"><text:span text:style-name="T33"><text:s text:c="4"/>plt.axhline(y=0,linestyle='--',color='gray')</text:span></text:p>
      <text:p text:style-name="P3"><text:span text:style-name="T33"><text:s text:c="4"/>plt.axhline(y=-1.96/np.sqrt(len(timeseries)),linestyle='--',color='gray')</text:span></text:p>
      <text:p text:style-name="P3"><text:span text:style-name="T33"><text:s text:c="4"/>plt.axhline(y=1.96/np.sqrt(len(timeseries)),linestyle='--',color='gray')</text:span></text:p>
      <text:p text:style-name="P3"><text:span text:style-name="T34"/></text:p>
      <text:p text:style-name="P3"><text:span text:style-name="T35"><text:s text:c="4"/>plt.show()</text:span></text:p>
      <text:p text:style-name="P3"><text:span text:style-name="T35"><text:s text:c="4"/>print('lag_pacf')</text:span></text:p>
      <text:p text:style-name="P3"><text:span text:style-name="T35"><text:s text:c="4"/>fig = plt.figure(figsize=(7, 6))</text:span></text:p>
      <text:p text:style-name="P3"><text:span text:style-name="T36"/></text:p>
      <text:p text:style-name="P3"><text:span text:style-name="T37"><text:s text:c="4"/>sns.barplot( np.arange(len(lag_pacf)) , lag_pacf , palette = 'GnBu_d')</text:span></text:p>
      <text:p text:style-name="P3"><text:span text:style-name="T38"/></text:p>
      <text:p text:style-name="P3"><text:span text:style-name="T39"><text:s text:c="4"/>plt.axhline(y=0,linestyle='--',color='gray')</text:span></text:p>
      <text:p text:style-name="P3"><text:span text:style-name="T39"><text:s text:c="4"/>plt.axhline(y=-1.96/np.sqrt(len(timeseries)),linestyle='--',color='gray')</text:span></text:p>
      <text:p text:style-name="P3"><text:span text:style-name="T39"><text:s text:c="4"/>plt.axhline(y=1.96/np.sqrt(len(timeseries)),linestyle='--',color='gray')</text:span></text:p>
      <text:p text:style-name="P3"><text:span text:style-name="T40"/></text:p>
      <text:p text:style-name="P4"><text:span text:style-name="T41"><text:s text:c="4"/>plt.show()</text:span></text:p>
      <text:p text:style-name="P5"><text:span text:style-name="T42"/></text:p>
      <text:p text:style-name="P5"><text:span text:style-name="T43">caracs = pd.read_csv('../input/caracteristics.csv' , encoding = 'latin-1') # Caracteristics of the accidents.</text:span></text:p>
      <text:p text:style-name="P5"><text:span text:style-name="T43">places = pd.read_csv('../input/places.csv' ) # Places features.</text:span></text:p>
      <text:p text:style-name="P5"><text:span text:style-name="T43">users = pd.read_csv('../input/users.csv' ) # Users involved in the accdient features.</text:span></text:p>
      <text:p text:style-name="P6"><text:span text:style-name="T43">vehicles = pd.read_csv('../input/vehicles.csv') # Vehicles features.</text:span></text:p>
      <text:p text:style-name="P7"><text:span text:style-name="T44"/></text:p>
      <text:p text:style-name="P8"><text:span text:style-name="T45">holidays = pd.read_csv('../input/holidays.csv') # Vehicles features.</text:span></text:p>
      <text:p text:style-name="P9"><text:span text:style-name="T46"/></text:p>
      <text:p text:style-name="P9"><text:span text:style-name="T47">dtsers = caracs.loc[(caracs.dep.isin([750])) , ['Num_Acc' , 'jour' , 'mois' , 'an']]</text:span></text:p>
      <text:p text:style-name="P9"><text:span text:style-name="T48"/></text:p>
      <text:p text:style-name="P9"><text:span text:style-name="T49">dtsers['day'] = pd.to_datetime((2000+dtsers.an)*10000+dtsers.mois*100+dtsers.jour,format='%Y%m%d')</text:span></text:p>
      <text:p text:style-name="P9"><text:span text:style-name="T49">dtsers.drop(['jour' , 'mois' , 'an'] , axis = 1 ,inplace = True)</text:span></text:p>
      <text:p text:style-name="P9"><text:span text:style-name="T50"/></text:p>
      <text:p text:style-name="P9"><text:span text:style-name="T50"/></text:p>
      <text:p text:style-name="P9"><text:span text:style-name="T51">dtsers = dtsers.groupby('day' , as_index = False).count()</text:span></text:p>
      <text:p text:style-name="P9"><text:span text:style-name="T52"/></text:p>
      <text:p text:style-name="P9"><text:span text:style-name="T53"># Dummy Variable Holiday</text:span></text:p>
      <text:p text:style-name="P9"><text:span text:style-name="T53">dtsers['isholiday'] = 0</text:span></text:p>
      <text:p text:style-name="P9"><text:span text:style-name="T53">dtsers.loc[dtsers.day.isin(holidays.ds) , 'isholiday'] = 1</text:span></text:p>
      <text:p text:style-name="P9"><text:span text:style-name="T54"/></text:p>
      <text:p text:style-name="P9"><text:span text:style-name="T55"># Week day and month</text:span></text:p>
      <text:p text:style-name="P9"><text:span text:style-name="T55">dtsers['weekday'] = dtsers.day.dt.weekday</text:span></text:p>
      <text:p text:style-name="P9"><text:span text:style-name="T55">dtsers['month'] = dtsers.day.dt.month</text:span></text:p>
      <text:p text:style-name="P9"><text:span text:style-name="T55"># Dummification</text:span></text:p>
      <text:p text:style-name="P9"><text:span text:style-name="T55">dtsers = pd.get_dummies(dtsers , columns = ['weekday' , 'month'])</text:span></text:p>
      <text:p text:style-name="P9"><text:span text:style-name="T56"/></text:p>
      <text:p text:style-name="P9"><text:span text:style-name="T57">print(' the 3 last years of the time series:')</text:span></text:p>
      <text:p text:style-name="P10"><text:span text:style-name="T57">jsplot(dtsers.day[3500:] , dtsers.Num_Acc[3500:] )</text:span></text:p>
      <text:p text:style-name="P11"><text:span text:style-name="T58"/></text:p>
      <text:p text:style-name="P11"><text:span text:style-name="T58"/></text:p>
      <text:p text:style-name="P11"><text:span text:style-name="T59"># Some statistics :</text:span></text:p>
      <text:p text:style-name="P12"><text:span text:style-name="T59">test_stationarity(dtsers.Num_Acc , window = 28)</text:span></text:p>
      <text:p text:style-name="P12"><text:span text:style-name="T59">acp_pacp(dtsers.Num_Acc)</text:span></text:p>
      <text:p text:style-name="P13"><text:span text:style-name="T60"/></text:p>
      <text:p text:style-name="P13"><text:span text:style-name="T61">tempas = caracs.loc[caracs.dep == 750 , ['Num_Acc' , 'hrmn']]</text:span></text:p>
      <text:p text:style-name="P13"><text:span text:style-name="T61">tempas['hour'] = tempas['hrmn'].apply(lambda x:str(x).zfill(4)[:2])</text:span></text:p>
      <text:p text:style-name="P13"><text:span text:style-name="T62"/></text:p>
      <text:p text:style-name="P13"><text:span text:style-name="T62"/></text:p>
      <text:p text:style-name="P13"><text:span text:style-name="T63">grave_accs = users[users.grav.isin([2,3]) ].Num_Acc</text:span></text:p>
      <text:p text:style-name="P13"><text:span text:style-name="T64"/></text:p>
      <text:p text:style-name="P13"><text:span text:style-name="T65">tempas['gravity'] = 0</text:span></text:p>
      <text:p text:style-name="P13"><text:span text:style-name="T65">tempas.loc[tempas.Num_Acc.isin(grave_accs),'gravity'] = 1</text:span></text:p>
      <text:p text:style-name="P13"><text:span text:style-name="T66"/></text:p>
      <text:p text:style-name="P13"><text:span text:style-name="T66"/></text:p>
      <text:p text:style-name="P14"><text:span text:style-name="T67">occs = tempas.drop('hrmn' , axis = 1).groupby('hour' , as_index = False).agg({'Num_Acc' : 'count' , 'gravity' : 'sum'})</text:span></text:p>
      <text:p text:style-name="P14"><text:span text:style-name="T67">trace1 = go.Area(</text:span></text:p>
      <text:p text:style-name="P15"><text:span text:style-name="T67"><text:s text:c="4"/>r=list(occs.Num_Acc),</text:span></text:p>
      <text:p text:style-name="P15"><text:span text:style-name="T67"><text:s text:c="4"/>t=list(occs.hour),</text:span></text:p>
      <text:p text:style-name="P15"><text:span text:style-name="T67"><text:s text:c="4"/>name='Total Number of accidents',</text:span></text:p>
      <text:p text:style-name="P15"><text:span text:style-name="T67"><text:s text:c="4"/>marker=dict(</text:span></text:p>
      <text:p text:style-name="P15"><text:span text:style-name="T67"><text:s text:c="8"/>color='rgb(106,81,163)'</text:span></text:p>
      <text:p text:style-name="P15"><text:span text:style-name="T67"><text:s text:c="4"/>)</text:span></text:p>
      <text:p text:style-name="P15"><text:span text:style-name="T67">)</text:span></text:p>
      <text:p text:style-name="P15"><text:span text:style-name="T68"/></text:p>
      <text:p text:style-name="P15"><text:span text:style-name="T69">trace2 = go.Area(</text:span></text:p>
      <text:p text:style-name="P15"><text:span text:style-name="T69"><text:s text:c="4"/>r=list(occs.gravity),</text:span></text:p>
      <text:p text:style-name="P15"><text:span text:style-name="T69"><text:s text:c="4"/>t=list(occs.hour),</text:span></text:p>
      <text:p text:style-name="P15"><text:span text:style-name="T69"><text:s text:c="4"/>name='Grave accidents',</text:span></text:p>
      <text:p text:style-name="P15"><text:span text:style-name="T69"><text:s text:c="4"/>marker=dict(</text:span></text:p>
      <text:p text:style-name="P15"><text:span text:style-name="T69"><text:s text:c="8"/>color='rgb(158,154,200)'</text:span></text:p>
      <text:p text:style-name="P15"><text:span text:style-name="T69"><text:s text:c="4"/>)</text:span></text:p>
      <text:p text:style-name="P15"><text:span text:style-name="T69">)</text:span></text:p>
      <text:p text:style-name="P15"><text:span text:style-name="T70"/></text:p>
      <text:p text:style-name="P15"><text:span text:style-name="T71">data = [trace1 , trace2]</text:span></text:p>
      <text:p text:style-name="P15"><text:span text:style-name="T72"/></text:p>
      <text:p text:style-name="P15"><text:span text:style-name="T73">layout = go.Layout(</text:span></text:p>
      <text:p text:style-name="P15"><text:span text:style-name="T73"><text:s text:c="4"/>title='Repartition of accidents per Hour',</text:span></text:p>
      <text:p text:style-name="P15"><text:span text:style-name="T73"><text:s text:c="4"/>autosize = False,</text:span></text:p>
      <text:p text:style-name="P15"><text:span text:style-name="T73"><text:s text:c="4"/>width = 1000,</text:span></text:p>
      <text:p text:style-name="P15"><text:span text:style-name="T73"><text:s text:c="4"/>height = 500,</text:span></text:p>
      <text:p text:style-name="P15"><text:span text:style-name="T73"><text:s text:c="4"/>orientation=-90</text:span></text:p>
      <text:p text:style-name="P15"><text:span text:style-name="T73">)</text:span></text:p>
      <text:p text:style-name="P15"><text:span text:style-name="T73">fig = go.Figure(data=data, layout=layout)</text:span></text:p>
      <text:p text:style-name="P16"><text:span text:style-name="T73">iplot(fig)</text:span></text:p>
      <text:p text:style-name="P16"><text:span text:style-name="T74"/></text:p>
      <text:p text:style-name="P17"><text:span text:style-name="T74"/></text:p>
      <text:p text:style-name="P17"><text:span text:style-name="T74"/></text:p>
      <text:p text:style-name="P17"><text:span text:style-name="T75">tempas = caracs.loc[caracs.dep == 750 ,['Num_Acc']]</text:span></text:p>
      <text:p text:style-name="P17"><text:span text:style-name="T75">tempas['date'] = pd.to_datetime((2000+caracs.an)*10000+caracs.mois*100+caracs.jour,format='%Y%m%d')</text:span></text:p>
      <text:p text:style-name="P17"><text:span text:style-name="T75">tempas['weekday'] = tempas['date'].dt.weekday.apply(lambda x:str(x).zfill(2))</text:span></text:p>
      <text:p text:style-name="P17"><text:span text:style-name="T76"/></text:p>
      <text:p text:style-name="P17"><text:span text:style-name="T77">tempas['gravity'] = 0</text:span></text:p>
      <text:p text:style-name="P17"><text:span text:style-name="T77">tempas.loc[tempas.Num_Acc.isin(grave_accs),'gravity'] = 1</text:span></text:p>
      <text:p text:style-name="P17"><text:span text:style-name="T78"/></text:p>
      <text:p text:style-name="P17"><text:span text:style-name="T78"/></text:p>
      <text:p text:style-name="P17"><text:span text:style-name="T79">occs = tempas.drop('date' , axis = 1).groupby('weekday' , as_index = False).agg({'Num_Acc' : 'count' , 'gravity' : 'sum'})</text:span></text:p>
      <text:p text:style-name="P17"><text:span text:style-name="T80"/></text:p>
      <text:p text:style-name="P17"><text:span text:style-name="T80"/></text:p>
      <text:p text:style-name="P17"><text:span text:style-name="T80"/></text:p>
      <text:p text:style-name="P17"><text:span text:style-name="T81">trace1 = go.Area(</text:span></text:p>
      <text:p text:style-name="P17"><text:span text:style-name="T81"><text:s text:c="4"/>r=list(occs.Num_Acc),</text:span></text:p>
      <text:p text:style-name="P17"><text:span text:style-name="T81"><text:s text:c="4"/>t=list(occs.weekday),</text:span></text:p>
      <text:p text:style-name="P17"><text:span text:style-name="T81"><text:s text:c="4"/>name='Total Number of accidents',</text:span></text:p>
      <text:p text:style-name="P17"><text:span text:style-name="T81"><text:s text:c="4"/>marker=dict(</text:span></text:p>
      <text:p text:style-name="P17"><text:span text:style-name="T81"><text:s text:c="8"/>color='rgb(106,81,163)'</text:span></text:p>
      <text:p text:style-name="P17"><text:span text:style-name="T81"><text:s text:c="4"/>)</text:span></text:p>
      <text:p text:style-name="P17"><text:span text:style-name="T81">)</text:span></text:p>
      <text:p text:style-name="P17"><text:span text:style-name="T82"/></text:p>
      <text:p text:style-name="P17"><text:span text:style-name="T83">trace2 = go.Area(</text:span></text:p>
      <text:p text:style-name="P17"><text:span text:style-name="T83"><text:s text:c="4"/>r=list(occs.gravity),</text:span></text:p>
      <text:p text:style-name="P17"><text:span text:style-name="T83"><text:s text:c="4"/>t=list(occs.weekday),</text:span></text:p>
      <text:p text:style-name="P17"><text:span text:style-name="T83"><text:s text:c="4"/>name='Grave accidents',</text:span></text:p>
      <text:p text:style-name="P17"><text:span text:style-name="T83"><text:s text:c="4"/>marker=dict(</text:span></text:p>
      <text:p text:style-name="P17"><text:span text:style-name="T83"><text:s text:c="8"/>color='rgb(158,154,200)'</text:span></text:p>
      <text:p text:style-name="P17"><text:span text:style-name="T83"><text:s text:c="4"/>)</text:span></text:p>
      <text:p text:style-name="P17"><text:span text:style-name="T83">)</text:span></text:p>
      <text:p text:style-name="P17"><text:span text:style-name="T84"/></text:p>
      <text:p text:style-name="P17"><text:span text:style-name="T85">data = [trace1 , trace2]</text:span></text:p>
      <text:p text:style-name="P17"><text:span text:style-name="T86"/></text:p>
      <text:p text:style-name="P17"><text:span text:style-name="T87">layout = go.Layout(</text:span></text:p>
      <text:p text:style-name="P17"><text:span text:style-name="T87"><text:s text:c="4"/>title='Repartition of accidents per weekday',</text:span></text:p>
      <text:p text:style-name="P17"><text:span text:style-name="T87"><text:s text:c="4"/>autosize = False,</text:span></text:p>
      <text:p text:style-name="P17"><text:span text:style-name="T87"><text:s text:c="4"/>width = 1000,</text:span></text:p>
      <text:p text:style-name="P17"><text:span text:style-name="T87"><text:s text:c="4"/>height = 500,</text:span></text:p>
      <text:p text:style-name="P17"><text:span text:style-name="T87"><text:s text:c="4"/>orientation=-90</text:span></text:p>
      <text:p text:style-name="P17"><text:span text:style-name="T87">)</text:span></text:p>
      <text:p text:style-name="P17"><text:span text:style-name="T87">fig = go.Figure(data=data, layout=layout)</text:span></text:p>
      <text:p text:style-name="P18"><text:span text:style-name="T87">iplot(fig)</text:span></text:p>
      <text:p text:style-name="P19"><text:span text:style-name="T88"/></text:p>
      <text:p text:style-name="P19"><text:span text:style-name="T89">tempas = caracs.loc[caracs.dep == 750 ,['Num_Acc' , 'mois']]</text:span></text:p>
      <text:p text:style-name="P19"><text:span text:style-name="T89">tempas['mois'] = tempas['mois'].apply(lambda x:str(x).zfill(2))</text:span></text:p>
      <text:p text:style-name="P19"><text:span text:style-name="T90"/></text:p>
      <text:p text:style-name="P19"><text:span text:style-name="T91">tempas['gravity'] = 0</text:span></text:p>
      <text:p text:style-name="P19"><text:span text:style-name="T91">tempas.loc[tempas.Num_Acc.isin(grave_accs),'gravity'] = 1</text:span></text:p>
      <text:p text:style-name="P19"><text:span text:style-name="T92"/></text:p>
      <text:p text:style-name="P19"><text:span text:style-name="T92"/></text:p>
      <text:p text:style-name="P19"><text:span text:style-name="T93">occs = tempas.groupby('mois' , as_index = False).agg({'Num_Acc' : 'count' , 'gravity' : 'sum'})</text:span></text:p>
      <text:p text:style-name="P19"><text:span text:style-name="T94"/></text:p>
      <text:p text:style-name="P19"><text:span text:style-name="T94"/></text:p>
      <text:p text:style-name="P19"><text:span text:style-name="T94"/></text:p>
      <text:p text:style-name="P19"><text:span text:style-name="T95">trace1 = go.Area(</text:span></text:p>
      <text:p text:style-name="P19"><text:span text:style-name="T95"><text:s text:c="4"/>r=list(occs.Num_Acc),</text:span></text:p>
      <text:p text:style-name="P19"><text:span text:style-name="T95"><text:s text:c="4"/>t=list(occs.mois),</text:span></text:p>
      <text:p text:style-name="P19"><text:span text:style-name="T95"><text:s text:c="4"/>name='Total Number of accidents',</text:span></text:p>
      <text:p text:style-name="P19"><text:span text:style-name="T95"><text:s text:c="4"/>marker=dict(</text:span></text:p>
      <text:p text:style-name="P19"><text:span text:style-name="T95"><text:s text:c="8"/>color='rgb(106,81,163)'</text:span></text:p>
      <text:p text:style-name="P19"><text:span text:style-name="T95"><text:s text:c="4"/>)</text:span></text:p>
      <text:p text:style-name="P19"><text:span text:style-name="T95">)</text:span></text:p>
      <text:p text:style-name="P19"><text:span text:style-name="T96"/></text:p>
      <text:p text:style-name="P19"><text:span text:style-name="T97">trace2 = go.Area(</text:span></text:p>
      <text:p text:style-name="P19"><text:span text:style-name="T97"><text:s text:c="4"/>r=list(occs.gravity),</text:span></text:p>
      <text:p text:style-name="P19"><text:span text:style-name="T97"><text:s text:c="4"/>t=list(occs.mois),</text:span></text:p>
      <text:p text:style-name="P19"><text:span text:style-name="T97"><text:s text:c="4"/>name='Grave accidents',</text:span></text:p>
      <text:p text:style-name="P19"><text:span text:style-name="T97"><text:s text:c="4"/>marker=dict(</text:span></text:p>
      <text:p text:style-name="P19"><text:span text:style-name="T97"><text:s text:c="8"/>color='rgb(158,154,200)'</text:span></text:p>
      <text:p text:style-name="P19"><text:span text:style-name="T97"><text:s text:c="4"/>)</text:span></text:p>
      <text:p text:style-name="P19"><text:span text:style-name="T97">)</text:span></text:p>
      <text:p text:style-name="P19"><text:span text:style-name="T98"/></text:p>
      <text:p text:style-name="P19"><text:span text:style-name="T99">data = [trace1 , trace2]</text:span></text:p>
      <text:p text:style-name="P19"><text:span text:style-name="T100"/></text:p>
      <text:p text:style-name="P19"><text:span text:style-name="T101">layout = go.Layout(</text:span></text:p>
      <text:p text:style-name="P19"><text:span text:style-name="T101"><text:s text:c="4"/>title='Repartition of accidents per Hour',</text:span></text:p>
      <text:p text:style-name="P19"><text:span text:style-name="T101"><text:s text:c="4"/>autosize = False,</text:span></text:p>
      <text:p text:style-name="P19"><text:span text:style-name="T101"><text:s text:c="4"/>width = 1000,</text:span></text:p>
      <text:p text:style-name="P19"><text:span text:style-name="T101"><text:s text:c="4"/>height = 500,</text:span></text:p>
      <text:p text:style-name="P19"><text:span text:style-name="T101"><text:s text:c="4"/>orientation=-90</text:span></text:p>
      <text:p text:style-name="P19"><text:span text:style-name="T101">)</text:span></text:p>
      <text:p text:style-name="P19"><text:span text:style-name="T101">fig = go.Figure(data=data, layout=layout)</text:span></text:p>
      <text:p text:style-name="P20"><text:span text:style-name="T101">iplot(fig)</text:span></text:p>
      <text:p text:style-name="P21"><text:span text:style-name="T102"/></text:p>
      <text:p text:style-name="P21"><text:span text:style-name="T102"/></text:p>
      <text:p text:style-name="P21"><text:span text:style-name="T103">def evaluate(y_true , y_pred , dates):</text:span></text:p>
      <text:p text:style-name="P21"><text:span text:style-name="T103"><text:s text:c="4"/></text:span></text:p>
      <text:p text:style-name="P21"><text:span text:style-name="T103"><text:s text:c="4"/>try:</text:span></text:p>
      <text:p text:style-name="P21"><text:span text:style-name="T103"><text:s text:c="8"/>true_value , prediction = y_true.sum(axis = 1), y_pred.sum(axis=1).round()</text:span></text:p>
      <text:p text:style-name="P21"><text:span text:style-name="T103"><text:s text:c="4"/>except:</text:span></text:p>
      <text:p text:style-name="P21"><text:span text:style-name="T103"><text:s text:c="8"/>true_value , prediction = y_true, y_pred.round()</text:span></text:p>
      <text:p text:style-name="P21"><text:span text:style-name="T103"><text:s text:c="4"/></text:span></text:p>
      <text:p text:style-name="P21"><text:span text:style-name="T103"><text:s text:c="4"/>print('Mean Absolute Error<text:s text:c="3"/>:' , round(abs(true_value - prediction).mean() , 2)) </text:span></text:p>
      <text:p text:style-name="P21"><text:span text:style-name="T103"><text:s text:c="4"/>print('Root Mean Square Error:' , round(sqrt(((true_value - prediction)**2).mean()) , 2) )</text:span></text:p>
      <text:p text:style-name="P21"><text:span text:style-name="T103"><text:s text:c="4"/>print('Mean Percentage Error :' , round((abs(true_value - prediction)/true_value).mean() , 2)<text:s text:c="2"/>)</text:span></text:p>
      <text:p text:style-name="P21"><text:span text:style-name="T103"><text:s text:c="4"/></text:span></text:p>
      <text:p text:style-name="P21"><text:span text:style-name="T103"><text:s text:c="4"/>error = pd.Series(true_value - prediction)</text:span></text:p>
      <text:p text:style-name="P21"><text:span text:style-name="T103"><text:s text:c="4"/></text:span></text:p>
      <text:p text:style-name="P21"><text:span text:style-name="T103"><text:s text:c="4"/>#density plot :</text:span></text:p>
      <text:p text:style-name="P21"><text:span text:style-name="T103"><text:s text:c="4"/>print('Error Density :')</text:span></text:p>
      <text:p text:style-name="P21"><text:span text:style-name="T103"><text:s text:c="4"/>error.plot.density()</text:span></text:p>
      <text:p text:style-name="P21"><text:span text:style-name="T103"><text:s text:c="4"/>plt.show()</text:span></text:p>
      <text:p text:style-name="P21"><text:span text:style-name="T103"><text:s text:c="4"/></text:span></text:p>
      <text:p text:style-name="P21"><text:span text:style-name="T103"><text:s text:c="4"/># mean of error and correlation :</text:span></text:p>
      <text:p text:style-name="P21"><text:span text:style-name="T103"><text:s text:c="4"/>print('Mean Error<text:s text:c="23"/>:' , round(mean(error) , 2 ))</text:span></text:p>
      <text:p text:style-name="P21"><text:span text:style-name="T103"><text:s text:c="4"/>print('True Value And error Correlation :' , round(np.corrcoef(error , true_value)[0 , 1] , 2))</text:span></text:p>
      <text:p text:style-name="P21"><text:span text:style-name="T103"><text:s text:c="4"/></text:span></text:p>
      <text:p text:style-name="P21"><text:span text:style-name="T103"><text:s text:c="4"/># plot :</text:span></text:p>
      <text:p text:style-name="P21"><text:span text:style-name="T103"><text:s text:c="4"/></text:span></text:p>
      <text:p text:style-name="P21"><text:span text:style-name="T103"><text:s text:c="4"/>to_plot = pd.DataFrame({'target' : y_true.reshape(-1) , 'prediction' : y_pred.reshape(-1)})</text:span></text:p>
      <text:p text:style-name="P21"><text:span text:style-name="T103"><text:s text:c="4"/></text:span></text:p>
      <text:p text:style-name="P22"><text:span text:style-name="T103"><text:s text:c="4"/>jsplot_multiple(dates , to_plot)</text:span></text:p>
      <text:p text:style-name="P23"><text:span text:style-name="T104"/></text:p>
      <text:p text:style-name="P23"><text:span text:style-name="T104"/></text:p>
      <text:p text:style-name="P23"><text:span text:style-name="T105"># Naive Model :</text:span></text:p>
      <text:p text:style-name="P23"><text:span text:style-name="T106"/></text:p>
      <text:p text:style-name="P23"><text:span text:style-name="T107">new , old = (dtsers.loc[dtsers.day.dt.year == 2016 , ['day' , 'Num_Acc']].reset_index(drop = True) ,</text:span></text:p>
      <text:p text:style-name="P23"><text:span text:style-name="T107"><text:s text:c="13"/>dtsers.loc[dtsers.day.dt.year == 2015 , ['day' , 'Num_Acc']].reset_index(drop = True)[:365])</text:span></text:p>
      <text:p text:style-name="P23"><text:span text:style-name="T108"/></text:p>
      <text:p text:style-name="P23"><text:span text:style-name="T109">old.columns = ['day' , 'old']</text:span></text:p>
      <text:p text:style-name="P23"><text:span text:style-name="T110"/></text:p>
      <text:p text:style-name="P23"><text:span text:style-name="T111">new['weekofyear'] , new['dayofweek'] = new.day.dt.weekofyear , new.day.dt.dayofweek</text:span></text:p>
      <text:p text:style-name="P23"><text:span text:style-name="T111">old['weekofyear'] , old['dayofweek'] = old.day.dt.weekofyear , old.day.dt.dayofweek</text:span></text:p>
      <text:p text:style-name="P23"><text:span text:style-name="T112"/></text:p>
      <text:p text:style-name="P23"><text:span text:style-name="T113">merged = new.merge(old , on = ['weekofyear' , 'dayofweek'])</text:span></text:p>
      <text:p text:style-name="P23"><text:span text:style-name="T114"/></text:p>
      <text:p text:style-name="P23"><text:span text:style-name="T114"/></text:p>
      <text:p text:style-name="P24"><text:span text:style-name="T115">evaluate(merged.Num_Acc.values , merged.old.values , dtsers.day[-365:])</text:span></text:p>
      <text:p text:style-name="P25"><text:span text:style-name="T116"/></text:p>
      <text:p text:style-name="P25"><text:span text:style-name="T116"/></text:p>
      <text:p text:style-name="P26"><text:span text:style-name="T117">from fbprophet import Prophet</text:span></text:p>
      <text:p text:style-name="P27"><text:span text:style-name="T117">#Initialisation of the model.</text:span></text:p>
      <text:p text:style-name="P27"><text:span text:style-name="T117">model = Prophet(holidays = holidays , yearly_seasonality=True , weekly_seasonality=True, daily_seasonality=False)</text:span></text:p>
      <text:p text:style-name="P27"><text:span text:style-name="T118"/></text:p>
      <text:p text:style-name="P27"><text:span text:style-name="T119">#train &amp; test set.</text:span></text:p>
      <text:p text:style-name="P27"><text:span text:style-name="T119">histo , new = dtsers[dtsers.day.dt.year &lt; 2016].reset_index(drop = True) , dtsers[dtsers.day.dt.year </text:span></text:p>
      <text:p text:style-name="P27"><text:span text:style-name="T119"><text:s text:c="82"/>== 2016].reset_index(drop = True)</text:span></text:p>
      <text:p text:style-name="P27"><text:span text:style-name="T120"/></text:p>
      <text:p text:style-name="P27"><text:span text:style-name="T121"># We rename the columns before fitting the model to Prophet.</text:span></text:p>
      <text:p text:style-name="P27"><text:span text:style-name="T121">ncols = histo.columns.values</text:span></text:p>
      <text:p text:style-name="P27"><text:span text:style-name="T121">ncols[0] , ncols[1] = 'ds' , 'y'</text:span></text:p>
      <text:p text:style-name="P27"><text:span text:style-name="T122"/></text:p>
      <text:p text:style-name="P27"><text:span text:style-name="T123">histo.columns , new.columns = ncols , ncols</text:span></text:p>
      <text:p text:style-name="P27"><text:span text:style-name="T124"/></text:p>
      <text:p text:style-name="P27"><text:span text:style-name="T125"># We fit the model.</text:span></text:p>
      <text:p text:style-name="P27"><text:span text:style-name="T125">model.fit(histo)</text:span></text:p>
      <text:p text:style-name="P27"><text:span text:style-name="T126"/></text:p>
      <text:p text:style-name="P27"><text:span text:style-name="T126"/></text:p>
      <text:p text:style-name="P27"><text:span text:style-name="T127"># Prediction</text:span></text:p>
      <text:p text:style-name="P27"><text:span text:style-name="T127">ypred = model.predict(new)['yhat'].round()</text:span></text:p>
      <text:p text:style-name="P27"><text:span text:style-name="T128"/></text:p>
      <text:p text:style-name="P27"><text:span text:style-name="T129"># Evaluation</text:span></text:p>
      <text:p text:style-name="P28"><text:span text:style-name="T129">evaluate(new.y.values , ypred.values , dtsers.day[-365:])</text:span></text:p>
      <text:p text:style-name="P29"><text:span text:style-name="T130"/></text:p>
      <text:p text:style-name="P29"><text:span text:style-name="T130"/></text:p>
      <text:p text:style-name="P29"><text:span text:style-name="T131">import keras</text:span></text:p>
      <text:p text:style-name="P29"><text:span text:style-name="T131">from keras.models import Sequential , load_model</text:span></text:p>
      <text:p text:style-name="P29"><text:span text:style-name="T131">from keras.layers import Dense , LSTM, Dropout , Conv1D , MaxPooling1D , Reshape , Activation</text:span></text:p>
      <text:p text:style-name="P29"><text:span text:style-name="T131">from keras.layers import Masking , TimeDistributed, Bidirectional</text:span></text:p>
      <text:p text:style-name="P29"><text:span text:style-name="T131">from keras.preprocessing.sequence import TimeseriesGenerator</text:span></text:p>
      <text:p text:style-name="P29"><text:span text:style-name="T131">from sklearn.preprocessing import MinMaxScaler</text:span></text:p>
      <text:p text:style-name="P29"><text:span text:style-name="T131">from sklearn.metrics import mean_squared_error</text:span></text:p>
      <text:p text:style-name="P30"><text:span text:style-name="T131">from keras.callbacks import History , ModelCheckpoint</text:span></text:p>
      <text:p text:style-name="P31"><text:span text:style-name="T132"/></text:p>
      <text:p text:style-name="P31"><text:span text:style-name="T133">def reshape_timeseries(series , target_ids, window_size , take_curr = True , scale = True):</text:span></text:p>
      <text:p text:style-name="P31"><text:span text:style-name="T133"><text:s text:c="4"/></text:span></text:p>
      <text:p text:style-name="P31"><text:span text:style-name="T133"><text:s text:c="4"/></text:span></text:p>
      <text:p text:style-name="P31"><text:span text:style-name="T133"><text:s text:c="4"/># Converting the dataset to a suitable format :</text:span></text:p>
      <text:p text:style-name="P31"><text:span text:style-name="T133"><text:s text:c="4"/>X = series.values</text:span></text:p>
      <text:p text:style-name="P31"><text:span text:style-name="T133"><text:s text:c="4"/>Y = series.iloc[ : , target_ids].values</text:span></text:p>
      <text:p text:style-name="P31"><text:span text:style-name="T133"><text:s text:c="4"/></text:span></text:p>
      <text:p text:style-name="P31"><text:span text:style-name="T133"><text:s text:c="4"/># Scaling the data<text:s text:c="2"/></text:span></text:p>
      <text:p text:style-name="P31"><text:span text:style-name="T133"><text:s text:c="4"/>if scale:</text:span></text:p>
      <text:p text:style-name="P31"><text:span text:style-name="T133"><text:s text:c="8"/>maxes = Y.max(axis = 0)</text:span></text:p>
      <text:p text:style-name="P31"><text:span text:style-name="T133"><text:s text:c="8"/>Y = np.divide( Y , maxes)</text:span></text:p>
      <text:p text:style-name="P31"><text:span text:style-name="T133"><text:s text:c="8"/>X = MinMaxScaler().fit_transform(X)</text:span></text:p>
      <text:p text:style-name="P31"><text:span text:style-name="T133"><text:s text:c="4"/></text:span></text:p>
      <text:p text:style-name="P31"><text:span text:style-name="T133"><text:s text:c="4"/># Conversion to time series with keras object</text:span></text:p>
      <text:p text:style-name="P31"><text:span text:style-name="T133"><text:s text:c="4"/>ts = TimeseriesGenerator(X , Y , length = window_size , batch_size = X.shape[0])</text:span></text:p>
      <text:p text:style-name="P31"><text:span text:style-name="T133"><text:s text:c="4"/>X , Y = ts[0]</text:span></text:p>
      <text:p text:style-name="P31"><text:span text:style-name="T133"><text:s text:c="4"/></text:span></text:p>
      <text:p text:style-name="P31"><text:span text:style-name="T133"><text:s text:c="4"/># Masking</text:span></text:p>
      <text:p text:style-name="P31"><text:span text:style-name="T133"><text:s text:c="4"/>if take_curr:</text:span></text:p>
      <text:p text:style-name="P31"><text:span text:style-name="T133"><text:s text:c="8"/>for timestep in X[: , window_size - 1]:</text:span></text:p>
      <text:p text:style-name="P31"><text:span text:style-name="T133"><text:s text:c="12"/>timestep[target_ids] = [-2 for i in target_ids]</text:span></text:p>
      <text:p text:style-name="P31"><text:span text:style-name="T133"><text:s text:c="4"/>else:</text:span></text:p>
      <text:p text:style-name="P31"><text:span text:style-name="T133"><text:s text:c="8"/>X = X[: , :-1]</text:span></text:p>
      <text:p text:style-name="P31"><text:span text:style-name="T133"><text:s text:c="8"/></text:span></text:p>
      <text:p text:style-name="P31"><text:span text:style-name="T133"><text:s text:c="4"/>if scale:</text:span></text:p>
      <text:p text:style-name="P31"><text:span text:style-name="T133"><text:s text:c="8"/>return X , Y , maxes</text:span></text:p>
      <text:p text:style-name="P31"><text:span text:style-name="T134"/></text:p>
      <text:p text:style-name="P32"><text:span text:style-name="T135"><text:s text:c="4"/>return X,Y</text:span></text:p>
      <text:p text:style-name="P33"><text:span text:style-name="T136"/></text:p>
      <text:p text:style-name="P33"><text:span text:style-name="T137">def model(X , Y , lr = 0.001,</text:span></text:p>
      <text:p text:style-name="P33"><text:span text:style-name="T137"><text:s text:c="10"/>lstm_layers = [] , lstm_dropout = [],</text:span></text:p>
      <text:p text:style-name="P33"><text:span text:style-name="T137"><text:s text:c="10"/>dense_layers = [] , dense_dropout = [] ,</text:span></text:p>
      <text:p text:style-name="P33"><text:span text:style-name="T137"><text:s text:c="10"/>ntest_day = 365 , epochs = 10 , batch_size = 32):</text:span></text:p>
      <text:p text:style-name="P33"><text:span text:style-name="T137"><text:s text:c="8"/></text:span></text:p>
      <text:p text:style-name="P33"><text:span text:style-name="T137"><text:s text:c="8"/></text:span></text:p>
      <text:p text:style-name="P33"><text:span text:style-name="T137"><text:s text:c="4"/># training and testing set :</text:span></text:p>
      <text:p text:style-name="P33"><text:span text:style-name="T137"><text:s text:c="4"/>length , timesteps , features = X.shape[0] , X.shape[1] , X.shape[2]</text:span></text:p>
      <text:p text:style-name="P33"><text:span text:style-name="T137"><text:s text:c="4"/>target_shape = Y.shape[1]</text:span></text:p>
      <text:p text:style-name="P33"><text:span text:style-name="T137"><text:s text:c="4"/></text:span></text:p>
      <text:p text:style-name="P33"><text:span text:style-name="T137"><text:s text:c="4"/># Validation rate to pass to the Sequential Model :</text:span></text:p>
      <text:p text:style-name="P33"><text:span text:style-name="T137"><text:s text:c="4"/>val_rate = ntest_day/length</text:span></text:p>
      <text:p text:style-name="P33"><text:span text:style-name="T137"><text:s text:c="4"/></text:span></text:p>
      <text:p text:style-name="P33"><text:span text:style-name="T137"><text:s text:c="4"/></text:span></text:p>
      <text:p text:style-name="P33"><text:span text:style-name="T137"><text:s text:c="4"/>############################################ Model :</text:span></text:p>
      <text:p text:style-name="P33"><text:span text:style-name="T137"><text:s text:c="4"/></text:span></text:p>
      <text:p text:style-name="P33"><text:span text:style-name="T137"><text:s text:c="4"/>checkpoint = ModelCheckpoint('model' , save_best_only=True)</text:span></text:p>
      <text:p text:style-name="P33"><text:span text:style-name="T137"><text:s text:c="4"/></text:span></text:p>
      <text:p text:style-name="P33"><text:span text:style-name="T137"><text:s text:c="4"/>model = Sequential()</text:span></text:p>
      <text:p text:style-name="P33"><text:span text:style-name="T137"><text:s text:c="4"/></text:span></text:p>
      <text:p text:style-name="P33"><text:span text:style-name="T137"><text:s text:c="4"/># Masking Layer.</text:span></text:p>
      <text:p text:style-name="P33"><text:span text:style-name="T137"><text:s text:c="4"/>model.add(Masking(mask_value = -2 , input_shape=(X.shape[1],<text:s text:c="2"/>X.shape[2])<text:s text:c="4"/>))</text:span></text:p>
      <text:p text:style-name="P33"><text:span text:style-name="T137"><text:s text:c="4"/></text:span></text:p>
      <text:p text:style-name="P33"><text:span text:style-name="T137"><text:s text:c="4"/></text:span></text:p>
      <text:p text:style-name="P33"><text:span text:style-name="T137"><text:s text:c="4"/># BI-LSTM Layers.</text:span></text:p>
      <text:p text:style-name="P33"><text:span text:style-name="T137"><text:s text:c="4"/>for i in range(len(lstm_layers)):</text:span></text:p>
      <text:p text:style-name="P33"><text:span text:style-name="T137"><text:s text:c="8"/>rsequs<text:s text:c="2"/>= not (i == (len(lstm_layers) - 1))</text:span></text:p>
      <text:p text:style-name="P33"><text:span text:style-name="T137"><text:s text:c="8"/>model.add(Bidirectional( LSTM(lstm_layers[i] , return_sequences = rsequs) ,input_shape=(X.shape[1], X.shape[2]) ) )</text:span></text:p>
      <text:p text:style-name="P33"><text:span text:style-name="T137"><text:s text:c="8"/>model.add(Dropout(lstm_dropout[i]))</text:span></text:p>
      <text:p text:style-name="P33"><text:span text:style-name="T138"/></text:p>
      <text:p text:style-name="P33"><text:span text:style-name="T138"/></text:p>
      <text:p text:style-name="P33"><text:span text:style-name="T139"><text:s text:c="4"/># Dense Layers.</text:span></text:p>
      <text:p text:style-name="P33"><text:span text:style-name="T139"><text:s text:c="4"/>for i in range(len(dense_layers)): </text:span></text:p>
      <text:p text:style-name="P33"><text:span text:style-name="T139"><text:s text:c="8"/>model.add(Dense(dense_layers[i]) )</text:span></text:p>
      <text:p text:style-name="P33"><text:span text:style-name="T139"><text:s text:c="8"/>model.add(Dropout(dense_dropout[i]))</text:span></text:p>
      <text:p text:style-name="P33"><text:span text:style-name="T139"><text:s text:c="8"/>model.add(Activation('relu'))</text:span></text:p>
      <text:p text:style-name="P33"><text:span text:style-name="T139"><text:s text:c="8"/></text:span></text:p>
      <text:p text:style-name="P33"><text:span text:style-name="T139"><text:s text:c="4"/></text:span></text:p>
      <text:p text:style-name="P33"><text:span text:style-name="T139"><text:s text:c="4"/>model.add(Dense(target_shape))</text:span></text:p>
      <text:p text:style-name="P33"><text:span text:style-name="T139"><text:s text:c="4"/>Nadam = keras.optimizers.Nadam(lr = lr , beta_1=0.9, beta_2=0.999, epsilon=1e-08)#, schedule_decay=0.0004)</text:span></text:p>
      <text:p text:style-name="P33"><text:span text:style-name="T139"><text:s text:c="4"/>model.compile(loss='mean_squared_error', optimizer='adam')</text:span></text:p>
      <text:p text:style-name="P33"><text:span text:style-name="T139"><text:s text:c="4"/></text:span></text:p>
      <text:p text:style-name="P33"><text:span text:style-name="T139"><text:s text:c="4"/>print('Model Summary:')</text:span></text:p>
      <text:p text:style-name="P33"><text:span text:style-name="T139"><text:s text:c="4"/>print(model.summary())</text:span></text:p>
      <text:p text:style-name="P33"><text:span text:style-name="T139"><text:s text:c="4"/></text:span></text:p>
      <text:p text:style-name="P33"><text:span text:style-name="T139"><text:s text:c="4"/># fitting the data</text:span></text:p>
      <text:p text:style-name="P33"><text:span text:style-name="T139"><text:s text:c="4"/>print('\n\n Training :')</text:span></text:p>
      <text:p text:style-name="P33"><text:span text:style-name="T139"><text:s text:c="4"/>model.fit(X, Y, epochs= epochs, batch_size=batch_size, validation_split = val_rate, callbacks = [checkpoint])</text:span></text:p>
      <text:p text:style-name="P33"><text:span text:style-name="T139"><text:s text:c="4"/></text:span></text:p>
      <text:p text:style-name="P33"><text:span text:style-name="T139"><text:s text:c="4"/></text:span></text:p>
      <text:p text:style-name="P33"><text:span text:style-name="T139"><text:s text:c="4"/># loading best_model</text:span></text:p>
      <text:p text:style-name="P33"><text:span text:style-name="T139"><text:s text:c="4"/>model = load_model('model')</text:span></text:p>
      <text:p text:style-name="P33"><text:span text:style-name="T139"><text:s text:c="4"/></text:span></text:p>
      <text:p text:style-name="P34"><text:span text:style-name="T139"><text:s text:c="4"/>return model</text:span></text:p>
      <text:p text:style-name="P35"><text:span text:style-name="T140"/></text:p>
      <text:p text:style-name="P35"><text:span text:style-name="T141">X , Y , maxes<text:s text:c="2"/>= reshape_timeseries(dtsers.iloc[:, 1:] , [0], window_size = 28 , take_curr = True , scale = True)</text:span></text:p>
      <text:p text:style-name="P35"><text:span text:style-name="T141">ntest_day = 365</text:span></text:p>
      <text:p text:style-name="P35"><text:span text:style-name="T142"/></text:p>
      <text:p text:style-name="P35"><text:span text:style-name="T143">nmodel = model(X , Y , lr = 0.002, lstm_layers = [20 ] , lstm_dropout = [.3 ] ,</text:span></text:p>
      <text:p text:style-name="P35"><text:span text:style-name="T143"><text:s text:c="15"/>dense_layers = [500] , dense_dropout = [.5] , batch_size = 64 , epochs = 20)</text:span></text:p>
      <text:p text:style-name="P35"><text:span text:style-name="T144"/></text:p>
      <text:p text:style-name="P35"><text:span text:style-name="T145"># Computing Validation scores : MAE - RMSE - MPE</text:span></text:p>
      <text:p text:style-name="P35"><text:span text:style-name="T145">y_predict = nmodel.predict(X[- ntest_day:]) * maxes</text:span></text:p>
      <text:p text:style-name="P35"><text:span text:style-name="T145">y_true = Y[- ntest_day:] * maxes</text:span></text:p>
      <text:p text:style-name="P35"><text:span text:style-name="T146"/></text:p>
      <text:p text:style-name="P36"><text:span text:style-name="T147">evaluate(y_true , y_predict , dtsers.day[-365:])</text:span></text:p>
      <text:p text:style-name="P37"><text:span text:style-name="T148"/></text:p>
      <text:p text:style-name="P37"><text:span text:style-name="T148"/></text:p>
      <text:p text:style-name="P37"><text:span text:style-name="T149">def long_term_prediction(model , X , nb_target):</text:span></text:p>
      <text:p text:style-name="P37"><text:span text:style-name="T149">#Function also adapted to multiple targets<text:s text:c="4"/></text:span></text:p>
      <text:p text:style-name="P37"><text:span text:style-name="T149"><text:s text:c="4"/>predictions = []</text:span></text:p>
      <text:p text:style-name="P37"><text:span text:style-name="T149"><text:s text:c="4"/>new_line = X[0].reshape(1 , *X.shape[1:])</text:span></text:p>
      <text:p text:style-name="P37"><text:span text:style-name="T149"><text:s text:c="4"/>pred = model.predict(new_line)</text:span></text:p>
      <text:p text:style-name="P37"><text:span text:style-name="T149"><text:s text:c="4"/>predictions.append(pred)</text:span></text:p>
      <text:p text:style-name="P37"><text:span text:style-name="T149"><text:s text:c="4"/></text:span></text:p>
      <text:p text:style-name="P37"><text:span text:style-name="T149"><text:s text:c="4"/>for line in X[1:]:</text:span></text:p>
      <text:p text:style-name="P37"><text:span text:style-name="T149"><text:s text:c="8"/>old_line = deepcopy(line)</text:span></text:p>
      <text:p text:style-name="P37"><text:span text:style-name="T149"><text:s text:c="8"/>old_line[-2 , :nb_target] = pred</text:span></text:p>
      <text:p text:style-name="P37"><text:span text:style-name="T149"><text:s text:c="8"/>pred= model.predict(old_line.reshape(1 , *X.shape[1:]))</text:span></text:p>
      <text:p text:style-name="P37"><text:span text:style-name="T149"><text:s text:c="8"/>predictions.append(pred)</text:span></text:p>
      <text:p text:style-name="P37"><text:span text:style-name="T149"><text:s text:c="8"/></text:span></text:p>
      <text:p text:style-name="P38"><text:span text:style-name="T149"><text:s text:c="4"/>return np.array(predictions).reshape(-1 , nb_target )</text:span></text:p>
      <text:p text:style-name="P39"><text:span text:style-name="T150"/></text:p>
      <text:p text:style-name="P39"><text:span text:style-name="T150"/></text:p>
      <text:p text:style-name="P39"><text:span text:style-name="T151"># Computing Validation scores : MAE - RMSE - MPE</text:span></text:p>
      <text:p text:style-name="P39"><text:span text:style-name="T151">y_predict = long_term_prediction(nmodel , X[- ntest_day:] , 1)* maxes</text:span></text:p>
      <text:p text:style-name="P39"><text:span text:style-name="T151">y_true = Y[- ntest_day:] * maxes</text:span></text:p>
      <text:p text:style-name="P39"><text:span text:style-name="T151"><text:s text:c="4"/></text:span></text:p>
      <text:p text:style-name="P40"><text:span text:style-name="T151">evaluate(y_true , y_predict , dtsers.day[-365:])</text:span></text:p>
      <text:p text:style-name="P41"><text:span text:style-name="T152"/></text:p>
      <text:p text:style-name="P41"><text:span text:style-name="T153">cdtsers = caracs.loc[(caracs.dep.isin([750])) , ['Num_Acc' , 'dep', 'com', 'jour' , 'mois' , 'an']]</text:span></text:p>
      <text:p text:style-name="P41"><text:span text:style-name="T154"/></text:p>
      <text:p text:style-name="P41"><text:span text:style-name="T154"/></text:p>
      <text:p text:style-name="P41"><text:span text:style-name="T155">cdtsers['day'] = pd.to_datetime((2000+cdtsers.an)*10000+cdtsers.mois*100+cdtsers.jour,format='%Y%m%d')</text:span></text:p>
      <text:p text:style-name="P41"><text:span text:style-name="T155">cdtsers.drop(['jour' , 'mois' , 'an'] , axis = 1 ,inplace = True)</text:span></text:p>
      <text:p text:style-name="P41"><text:span text:style-name="T156"/></text:p>
      <text:p text:style-name="P41"><text:span text:style-name="T157">def correct(x):</text:span></text:p>
      <text:p text:style-name="P41"><text:span text:style-name="T157"><text:s text:c="4"/>if x&gt;100:</text:span></text:p>
      <text:p text:style-name="P41"><text:span text:style-name="T157"><text:s text:c="8"/>return x - 100</text:span></text:p>
      <text:p text:style-name="P41"><text:span text:style-name="T157"><text:s text:c="4"/>return x</text:span></text:p>
      <text:p text:style-name="P41"><text:span text:style-name="T158"/></text:p>
      <text:p text:style-name="P41"><text:span text:style-name="T159">cdtsers.com = cdtsers.com.apply( correct )</text:span></text:p>
      <text:p text:style-name="P41"><text:span text:style-name="T160"/></text:p>
      <text:p text:style-name="P41"><text:span text:style-name="T161">cdtsers = cdtsers.groupby(['day' , 'dep' , 'com'] , as_index = False).count()</text:span></text:p>
      <text:p text:style-name="P41"><text:span text:style-name="T162"/></text:p>
      <text:p text:style-name="P41"><text:span text:style-name="T163">cdtsers = cdtsers.pivot_table(index = ['day' , 'dep'] , columns = 'com' , values = 'Num_Acc').reset_index()</text:span></text:p>
      <text:p text:style-name="P41"><text:span text:style-name="T164"/></text:p>
      <text:p text:style-name="P41"><text:span text:style-name="T165">cdtsers.fillna(0).head()</text:span></text:p>
      <text:p text:style-name="P41"><text:span text:style-name="T166"/></text:p>
      <text:p text:style-name="P41"><text:span text:style-name="T167">cdtsers['isholiday'] = 0</text:span></text:p>
      <text:p text:style-name="P41"><text:span text:style-name="T167">cdtsers.loc[cdtsers.day.isin(holidays.ds) , 'isholiday'] = 1</text:span></text:p>
      <text:p text:style-name="P41"><text:span text:style-name="T168"/></text:p>
      <text:p text:style-name="P41"><text:span text:style-name="T168"/></text:p>
      <text:p text:style-name="P41"><text:span text:style-name="T168"/></text:p>
      <text:p text:style-name="P41"><text:span text:style-name="T169">cdtsers['weekday'] = cdtsers.day.dt.weekday</text:span></text:p>
      <text:p text:style-name="P41"><text:span text:style-name="T169">cdtsers['month'] = cdtsers.day.dt.month</text:span></text:p>
      <text:p text:style-name="P41"><text:span text:style-name="T169">cdtsers = pd.get_dummies(cdtsers , columns = ['weekday' , 'month'])</text:span></text:p>
      <text:p text:style-name="P41"><text:span text:style-name="T170"/></text:p>
      <text:p text:style-name="P41"><text:span text:style-name="T170"/></text:p>
      <text:p text:style-name="P41"><text:span text:style-name="T171">cdtsers.drop([56 , 'dep'] , axis = 1 , inplace = True)</text:span></text:p>
      <text:p text:style-name="P42"><text:span text:style-name="T171">cdtsers.fillna(0 , inplace = True)</text:span></text:p>
      <text:p text:style-name="P43"><text:span text:style-name="T172"/></text:p>
      <text:p text:style-name="P43"><text:span text:style-name="T173">X , Y , maxes<text:s text:c="2"/>= reshape_timeseries(cdtsers.iloc[: , 1:] , list(range(19)), window_size = 28 , take_curr = True , scale = True)</text:span></text:p>
      <text:p text:style-name="P43"><text:span text:style-name="T174"/></text:p>
      <text:p text:style-name="P43"><text:span text:style-name="T175">ntest_day = 365</text:span></text:p>
      <text:p text:style-name="P43"><text:span text:style-name="T176"/></text:p>
      <text:p text:style-name="P43"><text:span text:style-name="T177">nmodel = model(X , Y , lr = 0.005, lstm_layers = [64 , 64] , lstm_dropout = [.2 , .2] ,</text:span></text:p>
      <text:p text:style-name="P44"><text:span text:style-name="T177"><text:s text:c="15"/>dense_layers = [64] , dense_dropout = [.2] , batch_size = 64 , epochs = 20)</text:span></text:p>
      <text:p text:style-name="P45"><text:span text:style-name="T178"/></text:p>
      <text:p text:style-name="P45"><text:span text:style-name="T179"># Evaluating:</text:span></text:p>
      <text:p text:style-name="P45"><text:span text:style-name="T179">y_predict = (nmodel.predict(X[- ntest_day:]) * maxes).sum(axis = 1)</text:span></text:p>
      <text:p text:style-name="P45"><text:span text:style-name="T179">y_true = (Y[- ntest_day:] * maxes).sum(axis = 1)</text:span></text:p>
      <text:p text:style-name="P45"><text:span text:style-name="T180"/></text:p>
      <text:p text:style-name="P46"><text:span text:style-name="T181">evaluate(y_true , y_predict , cdtsers.day[-365:])</text:span></text:p>
      <text:p text:style-name="P47"><text:span text:style-name="T182"/></text:p>
      <text:p text:style-name="P47"><text:span text:style-name="T182"/></text:p>
      <text:p text:style-name="P47"><text:span text:style-name="T183"># Evaluating on long term:</text:span></text:p>
      <text:p text:style-name="P47"><text:span text:style-name="T183">y_predict =( long_term_prediction(nmodel , X[- ntest_day:] , 19)* maxes).sum(axis = 1)</text:span></text:p>
      <text:p text:style-name="P47"><text:span text:style-name="T183">y_true = (Y[- ntest_day:] * maxes).sum(axis = 1)</text:span></text:p>
      <text:p text:style-name="P47"><text:span text:style-name="T183"><text:s text:c="4"/></text:span></text:p>
      <text:p text:style-name="P48"><text:span text:style-name="T183">evaluate(y_true , y_predict , cdtsers.day[-365:])</text:span></text:p>
      <text:p text:style-name="P49"><text:span text:style-name="T1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